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Hyperlink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Hyperlink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Hyperlink" style:family="text">
      <style:text-properties fo:language="en" fo:country="US"/>
    </style:style>
  </office:automatic-styles>
  <office:body>
    <office:text text:use-soft-page-breaks="true">
      <text:p text:style-name="P1">Descrizione della piattaforma</text:p>
      <text:p text:style-name="Normal"><text:a xlink:href="https://drive.google.com/file/d/1eAm8qdWgdAbvOyHkcPxk6is7dRgc8nOp/view?usp=drive_link" office:target-frame-name="_top" xlink:show="replace"><text:span text:style-name="Hyperlink">https://drive.google.com/file/d/1eAm8qdWgdAbvOyHkcPxk6is7dRgc8nOp/view?usp=drive_link</text:span></text:a></text:p>
      <text:p text:style-name="Normal">Sota</text:p>
      <text:p text:style-name="Normal"><text:a xlink:href="https://drive.google.com/file/d/1EsUzQXW4kfDnEiDMqxxGm_sRj3AjGDO-/view?usp=drive_link" office:target-frame-name="_top" xlink:show="replace"><text:span text:style-name="Hyperlink">https://drive.google.com/file/d/1EsUzQXW4kfDnEiDMqxxGm_sRj3AjGDO-/view?usp=drive_link</text:span></text:a></text:p>
      <text:p text:style-name="Normal">Attori</text:p>
      <text:p text:style-name="Normal"><text:a xlink:href="https://drive.google.com/file/d/1uuHWwwc4-0vO6KZ84wvpGwzWPGJ-DcYB/view?usp=drive_link" office:target-frame-name="_top" xlink:show="replace"><text:span text:style-name="Hyperlink">https://drive.google.com/file/d/1uuHWwwc4-0vO6KZ84wvpGwzWPGJ-DcYB/view?usp=drive_link</text:span></text:a></text:p>
      <text:p text:style-name="Normal">Requisiti non funzionali</text:p>
      <text:p text:style-name="Normal"><text:a xlink:href="https://drive.google.com/file/d/1n_rw0gvCZJelVHEH2LTZgIfCXvKdlyCM/view?usp=drive_link" office:target-frame-name="_top" xlink:show="replace"><text:span text:style-name="Hyperlink">https://drive.google.com/file/d/1n_rw0gvCZJelVHEH2LTZgIfCXvKdlyCM/view?usp=drive_link</text:span></text:a></text:p>
      <text:p text:style-name="Normal">Requisiti funzionali</text:p>
      <text:p text:style-name="Normal"><text:span text:style-name="Hyperlink">https://drive.google.com/file/d/1WTZoj_I4L0fV3pRGBvJuivU5eMjxwX5f/view?usp=drive_link</text:span></text:p>
      <text:p text:style-name="Normal">Scenari</text:p>
      <text:p text:style-name="Normal"><text:span text:style-name="Hyperlink">https://drive.google.com/file/d/1XEkozK0VzI3OxAOeBMAUB_XEZlagbB2F/view?usp=drive_link</text:span></text:p>
      <text:p text:style-name="Normal">Rischi</text:p>
      <text:p text:style-name="Normal"><text:a xlink:href="https://drive.google.com/file/d/10i6rWlR0aJfmksorUPedvcuJ4WhRtkR2/view?usp=drive_link" office:target-frame-name="_top" xlink:show="replace"><text:span text:style-name="Hyperlink">https://drive.google.com/file/d/10i6rWlR0aJfmksorUPedvcuJ4WhRtkR2/view?usp=drive_link</text:span></text:a></text:p>
      <text:p text:style-name="P2">Decisions Design</text:p>
      <text:p text:style-name="Normal"><text:a xlink:href="https://drive.google.com/file/d/1jY2essAIWPLvOEYdQWUVTDyfHR_k42x5/view?usp=drive_link" office:target-frame-name="_top" xlink:show="replace"><text:span text:style-name="T3">https://drive.google.com/file/d/1jY2essAIWPLvOEYdQWUVTDyfHR_k42x5/view?usp=drive_link</text:span></text:a></text:p>
      <text:p text:style-name="P4">Use Case Diagram</text:p>
      <text:p text:style-name="Normal"><text:a xlink:href="https://drive.google.com/file/d/1l991CWgiVQiM5yVudar4JELXdhUadgnL/view?usp=drive_link" office:target-frame-name="_top" xlink:show="replace"><text:span text:style-name="T5">https://drive.google.com/file/d/1l991CWgiVQiM5yVudar4JELXdhUadgnL/view?usp=drive_link</text:span></text:a></text:p>
      <text:p text:style-name="P6">Class Diagram</text:p>
      <text:p text:style-name="Normal"><text:a xlink:href="https://drive.google.com/file/d/1CX7C-RngP4v0zBl__FmqCO4bxZ8DRud0/view?usp=drive_link" office:target-frame-name="_top" xlink:show="replace"><text:span text:style-name="T7">https://drive.google.com/file/d/1CX7C-RngP4v0zBl__FmqCO4bxZ8DRud0/view?usp=drive_link</text:span></text:a></text:p>
      <text:p text:style-name="P8">State Diagram</text:p>
      <text:p text:style-name="Normal"><text:a xlink:href="https://drive.google.com/file/d/15jeZGVVNy5t1sa7yEzt6xf6bGOyKsuG8/view?usp=drive_link" office:target-frame-name="_top" xlink:show="replace"><text:span text:style-name="T9">https://drive.google.com/file/d/15jeZGVVNy5t1sa7yEzt6xf6bGOyKsuG8/view?usp=drive_link</text:span></text:a></text:p>
      <text:p text:style-name="P10">Sequence Diagram</text:p>
      <text:p text:style-name="Normal"><text:a xlink:href="https://drive.google.com/file/d/1zzsw-mVCtGNlBi5gIBZtm3zY1M--BPV9/view?usp=drive_link" office:target-frame-name="_top" xlink:show="replace"><text:span text:style-name="T11">https://drive.google.com/file/d/1zzsw-mVCtGNlBi5gIBZtm3zY1M--BPV9/view?usp=drive_link</text:span></text:a></text:p>
      <text:p text:style-name="Normal">Pert (Tabella attività)</text:p>
      <text:p text:style-name="Normal"><text:span text:style-name="Hyperlink">https://drive.google.com/file/d/1bQylQz04k-31vOOhle7_jLRtSaaqM-9O/view?usp=sharing</text:span></text:p>
      <text:p text:style-name="Normal">Component Diagram</text:p>
      <text:p text:style-name="Normal"><text:span text:style-name="Hyperlink">https://drive.google.com/file/d/1ttAUFGwJ18jyalZe1FFBsllcuFce1HR2/view?usp=drive_lin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07T21:30:00Z</meta:creation-date>
    <dc:date>2024-01-07T22:29:00Z</dc:date>
    <meta:template xlink:href="Normal.dotm" xlink:type="simple"/>
    <meta:editing-cycles>4</meta:editing-cycles>
    <meta:editing-duration>PT960S</meta:editing-duration>
    <meta:document-statistic meta:page-count="1" meta:paragraph-count="4" meta:word-count="367" meta:character-count="2461" meta:row-count="17" meta:non-whitespace-character-count="2098"/>
  </office:meta>
</office:document-meta>
</file>